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9D5E8EF6EFE3AC7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67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711cm" svg:height="12.533cm" svg:x="0.053cm" svg:y="0.078cm">
          <draw:image xlink:href="Pictures/1000000000000280000001E09D5E8EF6EFE3AC7D.jpg" xlink:type="simple" xlink:show="embed" xlink:actuate="onLoad" loext:mime-type="image/jpeg">
            <text:p/>
          </draw:image>
        </draw:frame>
        <draw:frame draw:style-name="gr2" draw:text-style-name="P3" draw:layer="layout" svg:width="5.506cm" svg:height="5.939cm" svg:x="16.941cm" svg:y="6.379cm">
          <draw:text-box>
            <text:p text:style-name="P2">Molette de </text:p>
            <text:p text:style-name="P2">changement de</text:p>
            <text:p text:style-name="P2">programme</text:p>
            <text:p text:style-name="P2">permettant</text:p>
            <text:p text:style-name="P2">également de </text:p>
            <text:p text:style-name="P2">lancer un </text:p>
            <text:p text:style-name="P2">programme Faust</text:p>
            <text:p text:style-name="P2">en la pressant</text:p>
          </draw:text-box>
        </draw:frame>
        <draw:line draw:style-name="gr3" draw:text-style-name="P4" draw:layer="layout" svg:x1="17.399cm" svg:y1="8.89cm" svg:x2="6.731cm" svg:y2="5.96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4.2$Linux_X86_64 LibreOffice_project/40$Build-2</meta:generator>
    <dc:date>2020-07-15T18:14:22.688359876</dc:date>
    <meta:editing-duration>PT40M43S</meta:editing-duration>
    <meta:editing-cycles>12</meta:editing-cycles>
    <meta:document-statistic meta:object-count="3"/>
  </office:meta>
</office:document-meta>
</file>